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
      <text:p text:style-name="Text_20_body">First, Satan said to Jesus, “If you are the Son of God, turn these rocks into bread so you can eat!”</text:p>
      <text:h text:style-name="Heading_20_9" text:outline-level="9">25-03</text:h>
      <text:p text:style-name="First_20_paragraph"/>
      <text:p text:style-name="Text_20_body">But Jesus said to Satan, “It is written in God’s word, ‘People do not only need bread in order to live, but they need everything that God tells them!’”</text:p>
      <text:h text:style-name="Heading_20_9" text:outline-level="9">25-04</text:h>
      <text:p text:style-name="First_20_paragraph"/>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
      <text:p text:style-name="Text_20_body">But Jesus did not do what Satan asked him to do. Instead, he said, “God tells everyone, ‘Do not test the Lord your God.’”</text:p>
      <text:h text:style-name="Heading_20_9" text:outline-level="9">25-06</text:h>
      <text:p text:style-name="First_20_paragraph"/>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
      <text:p text:style-name="Text_20_body">Jesus replied, “Get away from me, Satan! In God’s word he commands his people, ‘Worship only the Lord your God. Honor only him as God.’”</text:p>
      <text:h text:style-name="Heading_20_9" text:outline-level="9">25-08</text:h>
      <text:p text:style-name="First_20_paragraph"/>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mmon ways humans are tempted to sin? How does the story of Jesus’ temptation highlight common areas where God’s people are tempted to sin?</text:p>
        </text:list-item>
        <text:list-item>
          <text:p text:style-name="P1">How can God’s people resist temptation? How does Jesus provide an example of resisting temptation?</text:p>
        </text:list-item>
        <text:list-item>
          <text:p text:style-name="P1">What role do temptations and testing have in the Christian life? How does this story teach us about the role temptations have in the Christian life?</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Jesus’ temptations would you have found most challenging? Why?</text:p>
        </text:list-item>
        <text:list-item>
          <text:p text:style-name="P2">What temptations to sin are you facing in your life?</text:p>
        </text:list-item>
        <text:list-item>
          <text:p text:style-name="P2">How has God grown you in your faith by resting temptation to sin?</text:p>
        </text:list-item>
        <text:list-item>
          <text:p text:style-name="P2">What steps does God want you to take to follow Jesus’ example in this story?</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3:54Z</meta:creation-date>
    <dc:date>2023-05-24T11:33:54Z</dc:date>
  </office:meta>
</office:document-meta>
</file>